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d0f" officeooo:paragraph-rsid="00089d0f"/>
    </style:style>
    <style:style style:name="P2" style:family="paragraph" style:parent-style-name="Standard">
      <style:text-properties officeooo:rsid="00098929" officeooo:paragraph-rsid="00098929"/>
    </style:style>
    <style:style style:name="P3" style:family="paragraph" style:parent-style-name="Standard">
      <style:text-properties fo:font-style="italic" officeooo:rsid="00098929" officeooo:paragraph-rsid="00098929" style:font-style-asian="italic" style:font-style-complex="italic"/>
    </style:style>
    <style:style style:name="P4" style:family="paragraph" style:parent-style-name="Standard">
      <style:text-properties fo:font-style="normal" officeooo:rsid="00098929" officeooo:paragraph-rsid="00098929" style:font-style-asian="normal" style:font-style-complex="normal"/>
    </style:style>
    <style:style style:name="P5" style:family="paragraph" style:parent-style-name="Standard">
      <style:text-properties fo:font-style="normal" officeooo:rsid="000a4141" officeooo:paragraph-rsid="00098929" style:font-style-asian="normal" style:font-style-complex="normal"/>
    </style:style>
    <style:style style:name="P6" style:family="paragraph" style:parent-style-name="Standard">
      <style:text-properties fo:font-style="normal" officeooo:rsid="000a4141" officeooo:paragraph-rsid="000a4141" style:font-style-asian="normal" style:font-style-complex="normal"/>
    </style:style>
    <style:style style:name="P7" style:family="paragraph" style:parent-style-name="Standard">
      <style:text-properties fo:font-style="normal" officeooo:rsid="000a8b84" officeooo:paragraph-rsid="000a8b84" style:font-style-asian="normal" style:font-style-complex="normal"/>
    </style:style>
    <style:style style:name="P8" style:family="paragraph" style:parent-style-name="Standard">
      <style:text-properties fo:font-style="normal" fo:font-weight="bold" officeooo:rsid="000a8b84" officeooo:paragraph-rsid="000a8b84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14pt" fo:font-style="italic" officeooo:rsid="000a4141" officeooo:paragraph-rsid="000a4141" style:font-size-asian="14pt" style:font-style-asian="italic" style:font-size-complex="14pt" style:font-style-complex="italic"/>
    </style:style>
    <style:style style:name="P10" style:family="paragraph" style:parent-style-name="Standard" style:list-style-name="L1">
      <style:text-properties officeooo:rsid="00089d0f" officeooo:paragraph-rsid="00089d0f"/>
    </style:style>
    <style:style style:name="P11" style:family="paragraph" style:parent-style-name="Standard" style:list-style-name="L1">
      <style:text-properties officeooo:rsid="00098929" officeooo:paragraph-rsid="00098929"/>
    </style:style>
    <style:style style:name="P12" style:family="paragraph" style:parent-style-name="Standard" style:list-style-name="L2">
      <style:text-properties officeooo:rsid="00098929" officeooo:paragraph-rsid="00098929"/>
    </style:style>
    <style:style style:name="P13" style:family="paragraph" style:parent-style-name="Standard" style:list-style-name="L3">
      <style:text-properties fo:font-style="normal" officeooo:rsid="00098929" officeooo:paragraph-rsid="00098929" style:font-style-asian="normal" style:font-style-complex="normal"/>
    </style:style>
    <style:style style:name="P14" style:family="paragraph" style:parent-style-name="Standard" style:list-style-name="L4">
      <style:text-properties fo:font-style="normal" officeooo:rsid="000a4141" officeooo:paragraph-rsid="000a4141" style:font-style-asian="normal" style:font-style-complex="normal"/>
    </style:style>
    <style:style style:name="P15" style:family="paragraph" style:parent-style-name="Standard">
      <style:text-properties fo:color="#6666ff" fo:font-size="16pt" fo:font-weight="bold" officeooo:rsid="00089d0f" officeooo:paragraph-rsid="00089d0f" style:font-size-asian="16pt" style:font-weight-asian="bold" style:font-size-complex="16pt" style:font-weight-complex="bold"/>
    </style:style>
    <style:style style:name="P16" style:family="paragraph" style:parent-style-name="Standard">
      <style:text-properties fo:color="#6666ff" fo:font-weight="bold" officeooo:rsid="00089d0f" officeooo:paragraph-rsid="00089d0f" style:font-weight-asian="bold" style:font-weight-complex="bold"/>
    </style:style>
    <style:style style:name="P17" style:family="paragraph" style:parent-style-name="Standard">
      <style:text-properties fo:color="#6666ff" fo:font-weight="bold" officeooo:rsid="00098929" officeooo:paragraph-rsid="00098929" style:font-weight-asian="bold" style:font-weight-complex="bold"/>
    </style:style>
    <style:style style:name="P18" style:family="paragraph" style:parent-style-name="Standard">
      <style:text-properties fo:color="#6666ff" fo:font-style="normal" officeooo:rsid="000a8b84" officeooo:paragraph-rsid="000a8b84" style:font-style-asian="normal" style:font-style-complex="normal"/>
    </style:style>
    <style:style style:name="P19" style:family="paragraph" style:parent-style-name="Standard">
      <style:text-properties fo:color="#6666ff" fo:font-style="normal" officeooo:rsid="000a8b84" officeooo:paragraph-rsid="00133184" style:font-style-asian="normal" style:font-style-complex="normal"/>
    </style:style>
    <style:style style:name="P20" style:family="paragraph" style:parent-style-name="Standard">
      <style:text-properties fo:color="#6666ff" fo:font-style="normal" fo:font-weight="bold" officeooo:rsid="000a8b84" officeooo:paragraph-rsid="000a8b84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6666ff" fo:font-size="14pt" fo:font-style="italic" officeooo:rsid="000a4141" officeooo:paragraph-rsid="000a4141" style:font-size-asian="14pt" style:font-style-asian="italic" style:font-size-complex="14pt" style:font-style-complex="italic"/>
    </style:style>
    <style:style style:name="P22" style:family="paragraph" style:parent-style-name="Standard">
      <style:text-properties fo:color="#6666ff" fo:font-size="14pt" fo:font-style="italic" officeooo:rsid="00098929" officeooo:paragraph-rsid="00098929" style:font-size-asian="14pt" style:font-style-asian="italic" style:font-size-complex="14pt" style:font-style-complex="italic"/>
    </style:style>
    <style:style style:name="T1" style:family="text">
      <style:text-properties officeooo:rsid="000a8b84"/>
    </style:style>
    <style:style style:name="T2" style:family="text">
      <style:text-properties officeooo:rsid="000dd823"/>
    </style:style>
    <style:style style:name="T3" style:family="text">
      <style:text-properties officeooo:rsid="000f6ff3"/>
    </style:style>
    <style:style style:name="T4" style:family="text">
      <style:text-properties officeooo:rsid="000ffe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ohammad Enamul Haque</text:p>
      <text:p text:style-name="P19">..........................................................</text:p>
      <text:p text:style-name="P1">House-98(Apt-A1), Road-17, Sector-11, Uttara, Dhaka – 1230, Bangladesh</text:p>
      <text:p text:style-name="P1">Phone: +8801814767923</text:p>
      <text:p text:style-name="P1">Email: <text:a xlink:type="simple" xlink:href="mailto:enamul.promy@gmail.com" text:style-name="Internet_20_link" text:visited-style-name="Visited_20_Internet_20_Link">enamul.promy@gmail.com</text:a></text:p>
      <text:p text:style-name="P1">Github: <text:a xlink:type="simple" xlink:href="https://github.com/enamul1" text:style-name="Internet_20_link" text:visited-style-name="Visited_20_Internet_20_Link">https://github.com/enamul1</text:a></text:p>
      <text:p text:style-name="P1">LinkedIn: <text:a xlink:type="simple" xlink:href="https://www.linkedin.com/in/mohammad-enamul-haque-86610562/" text:style-name="Internet_20_link" text:visited-style-name="Visited_20_Internet_20_Link">https://www.linkedin.com/in/mohammad-enamul-haque-86610562/</text:a></text:p>
      <text:p text:style-name="P1">Website: <text:a xlink:type="simple" xlink:href="http://enamul.xyz/" text:style-name="Internet_20_link" text:visited-style-name="Visited_20_Internet_20_Link">http://enamul.xyz</text:a></text:p>
      <text:p text:style-name="P1"/>
      <text:p text:style-name="P16"><text:span text:style-name="T1">Professional</text:span> Summary</text:p>
      <text:p text:style-name="P18">..........................................................</text:p>
      <text:p text:style-name="P1">Highly-skilled software development professional bringing more than 5 years of experience in software design, development and integration. Advanced knowledge <text:span text:style-name="T2">in </text:span>PHP, MySQL, javaScript, REST api, and SOAP api.</text:p>
      <text:p text:style-name="P1"/>
      <text:p text:style-name="P16">Skills</text:p>
      <text:p text:style-name="P18">..........................................................</text:p>
      <text:list xml:id="list8417608260673752235" text:style-name="L1">
        <text:list-item>
          <text:p text:style-name="P10">PHP<text:span text:style-name="T2">(Core PHP, Laravel, Lumen)</text:span>, javaScript, Nodejs, ReactJs</text:p>
        </text:list-item>
        <text:list-item>
          <text:p text:style-name="P10">Mysql, MongoDB</text:p>
        </text:list-item>
        <text:list-item>
          <text:p text:style-name="P10">jQuery, JSON, HTML, CSS</text:p>
        </text:list-item>
        <text:list-item>
          <text:p text:style-name="P10">REST <text:s/>and SOAP api </text:p>
        </text:list-item>
        <text:list-item>
          <text:p text:style-name="P11">Git, PHPUnit, Docker, Jira</text:p>
        </text:list-item>
        <text:list-item>
          <text:p text:style-name="P11">Advanced problem solving skills</text:p>
        </text:list-item>
        <text:list-item>
          <text:p text:style-name="P11">Performance optimization</text:p>
        </text:list-item>
        <text:list-item>
          <text:p text:style-name="P11">Troubleshooting and debugging</text:p>
        </text:list-item>
        <text:list-item>
          <text:p text:style-name="P11"><text:span text:style-name="T3">Strong</text:span> analytical skills</text:p>
        </text:list-item>
        <text:list-item>
          <text:p text:style-name="P11">Experienced in Team programming</text:p>
        </text:list-item>
      </text:list>
      <text:p text:style-name="P2"/>
      <text:p text:style-name="P17">Work History</text:p>
      <text:p text:style-name="P18">..........................................................</text:p>
      <text:p text:style-name="P2"/>
      <text:p text:style-name="P22">Senior Software Engineer</text:p>
      <text:p text:style-name="P22">Field Nation</text:p>
      <text:p text:style-name="P22">2014-Current job</text:p>
      <text:p text:style-name="P2"/>
      <text:p text:style-name="P2">Working on developing and maintaining one monolith project and several microservices.</text:p>
      <text:p text:style-name="P2">Technologies involved are PHP, MySQL, ReactJS, Node.js, MonogoDB, RabbitMQ etc.</text:p>
      <text:p text:style-name="P2"/>
      <text:list xml:id="list642360957729938916" text:style-name="L2">
        <text:list-item>
          <text:p text:style-name="P12">Writing maintainable, extensible and tested code in a remote team enviroment.</text:p>
        </text:list-item>
        <text:list-item>
          <text:p text:style-name="P12">Working closely with other team members to plan, design, and develop robust solutions in a timely manner.</text:p>
        </text:list-item>
        <text:list-item>
          <text:p text:style-name="P12">Designing and developing REST apis for Field Nation android and iOS apps.</text:p>
        </text:list-item>
        <text:list-item>
          <text:p text:style-name="P12">Integrated many third party apis like authorize.net, payeezy, salesforce, fedex, autotask etc.</text:p>
        </text:list-item>
        <text:list-item>
          <text:p text:style-name="P12">Developing ui using react, redux store and saga.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2">Software Engineer</text:p>
      <text:p text:style-name="P22">ASBD Soft</text:p>
      <text:p text:style-name="P22">2012-2014</text:p>
      <text:p text:style-name="P3"/>
      <text:p text:style-name="P4">Developed and maintained couple of projects. Technologies involved were PHP, MySQL, jQuery, AngularJS etc.</text:p>
      <text:p text:style-name="P4"/>
      <text:list xml:id="list7247188063166775910" text:style-name="L3">
        <text:list-item>
          <text:p text:style-name="P13">Researched, designed and implemented scalable web applications.</text:p>
        </text:list-item>
        <text:list-item>
          <text:p text:style-name="P13">Followed OOP and MVC architecture</text:p>
        </text:list-item>
        <text:list-item>
          <text:p text:style-name="P13">Re-factored existing code to fix bugs, upgrade interfaces and improve perfo<text:span text:style-name="T4">r</text:span>mances</text:p>
        </text:list-item>
      </text:list>
      <text:p text:style-name="P5"/>
      <text:p text:style-name="P21">Freelance Web Developer (Part Time)</text:p>
      <text:p text:style-name="P21">2012-Ongoing</text:p>
      <text:p text:style-name="P9"/>
      <text:p text:style-name="P6">Developed quite a few web applications for clients from countries like USA, UK, Australia.</text:p>
      <text:p text:style-name="P6">Technologies involved PHP(Laravel, Lumen), MySQL, jQuery, Vue.js etc.</text:p>
      <text:p text:style-name="P6"/>
      <text:p text:style-name="P6">Some of the freelance projects are,</text:p>
      <text:list xml:id="list6437837578040741112" text:style-name="L4">
        <text:list-item>
          <text:p text:style-name="P14">Flat/Room Finder, Back-end(PHP, Lumen), Front-end (Vue.js)</text:p>
        </text:list-item>
        <text:list-item>
          <text:p text:style-name="P14">Small business management tool, Back-end(PHP, Laravel), Front-end (jQuery)</text:p>
        </text:list-item>
        <text:list-item>
          <text:p text:style-name="P14">Hotel and Flight Booking App (PHP, Laravel), Front-end (Vue.js)</text:p>
        </text:list-item>
      </text:list>
      <text:p text:style-name="P6"/>
      <text:p text:style-name="P20">Education</text:p>
      <text:p text:style-name="P18">..........................................................</text:p>
      <text:p text:style-name="P8">Bachelor of Science: Computer Science and Engineering</text:p>
      <text:p text:style-name="P7">American International University – Bangladesh</text:p>
      <text:p text:style-name="P7">• CGPA-3.54</text:p>
      <text:p text:style-name="P7">• Course work in Web Design and Development</text:p>
      <text:p text:style-name="P7">• Computational Science and Engineering coursework</text:p>
      <text:p text:style-name="P7">• Software Engineer coursework</text:p>
      <text:p text:style-name="P7">• Coursework in Service-Oriented and Object oriented architecture</text:p>
      <text:p text:style-name="P7">• Coursework in programming languages (C, C++, Java, Database management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49:41.518752924</meta:creation-date>
    <dc:date>2018-03-24T12:07:52.297308760</dc:date>
    <meta:editing-duration>PT46M2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353" meta:character-count="2854" meta:non-whitespace-character-count="2578"/>
  </office:meta>
</office:document-meta>
</file>